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3e00c" officeooo:paragraph-rsid="0013e00c"/>
    </style:style>
    <style:style style:name="P2" style:family="paragraph" style:parent-style-name="Heading_20_1">
      <style:text-properties style:font-name="Liberation Sans" fo:font-size="18.2000007629395pt" fo:font-weight="bold" officeooo:rsid="0013e00c" officeooo:paragraph-rsid="0013e0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" style:family="paragraph" style:parent-style-name="Heading_20_2">
      <style:text-properties officeooo:rsid="0013e00c" officeooo:paragraph-rsid="0013e00c"/>
    </style:style>
    <style:style style:name="P4" style:family="paragraph" style:parent-style-name="Heading_20_2">
      <style:text-properties officeooo:rsid="00154c01" officeooo:paragraph-rsid="00154c01"/>
    </style:style>
    <style:style style:name="P5" style:family="paragraph" style:parent-style-name="Preformatted_20_Text" style:list-style-name="L3">
      <style:text-properties officeooo:rsid="0013e00c" officeooo:paragraph-rsid="0013e00c"/>
    </style:style>
    <style:style style:name="P6" style:family="paragraph" style:parent-style-name="Preformatted_20_Text" style:list-style-name="L3">
      <style:text-properties officeooo:rsid="00154c01" officeooo:paragraph-rsid="00154c01"/>
    </style:style>
    <style:style style:name="P7" style:family="paragraph" style:parent-style-name="Preformatted_20_Text" style:list-style-name="L5">
      <style:text-properties officeooo:rsid="00154c01" officeooo:paragraph-rsid="00154c01"/>
    </style:style>
    <style:style style:name="P8" style:family="paragraph" style:parent-style-name="Preformatted_20_Text" style:list-style-name="L6">
      <style:text-properties officeooo:rsid="00154c01" officeooo:paragraph-rsid="00154c01"/>
    </style:style>
    <style:style style:name="P9" style:family="paragraph" style:parent-style-name="Preformatted_20_Text" style:list-style-name="L6"/>
    <style:style style:name="P10" style:family="paragraph" style:parent-style-name="Preformatted_20_Text" style:list-style-name="L6">
      <style:text-properties officeooo:paragraph-rsid="001718b1"/>
    </style:style>
    <style:style style:name="P11" style:family="paragraph" style:parent-style-name="Preformatted_20_Text" style:list-style-name="L6">
      <style:text-properties officeooo:rsid="001718b1" officeooo:paragraph-rsid="001718b1"/>
    </style:style>
    <style:style style:name="P12" style:family="paragraph" style:parent-style-name="Text_20_body" style:list-style-name="L1">
      <style:text-properties officeooo:rsid="0013e00c" officeooo:paragraph-rsid="0013e00c"/>
    </style:style>
    <style:style style:name="P13" style:family="paragraph" style:parent-style-name="Text_20_body" style:list-style-name="L2">
      <style:text-properties officeooo:rsid="0013e00c" officeooo:paragraph-rsid="0013e00c"/>
    </style:style>
    <style:style style:name="P14" style:family="paragraph" style:parent-style-name="Text_20_body" style:list-style-name="L3">
      <style:text-properties officeooo:rsid="0013e00c" officeooo:paragraph-rsid="0013e00c"/>
    </style:style>
    <style:style style:name="P15" style:family="paragraph" style:parent-style-name="Text_20_body" style:list-style-name="L4">
      <style:text-properties officeooo:rsid="0013e00c" officeooo:paragraph-rsid="0013e00c"/>
    </style:style>
    <style:style style:name="P16" style:family="paragraph" style:parent-style-name="Text_20_body" style:list-style-name="L4">
      <style:text-properties officeooo:rsid="00154c01" officeooo:paragraph-rsid="00154c01"/>
    </style:style>
    <style:style style:name="P17" style:family="paragraph" style:parent-style-name="Text_20_body">
      <style:text-properties officeooo:rsid="00154c01" officeooo:paragraph-rsid="00154c01"/>
    </style:style>
    <style:style style:name="P18" style:family="paragraph" style:parent-style-name="Text_20_body" style:list-style-name="L5">
      <style:text-properties officeooo:rsid="00154c01" officeooo:paragraph-rsid="00154c01"/>
    </style:style>
    <style:style style:name="P19" style:family="paragraph" style:parent-style-name="Text_20_body" style:list-style-name="L6">
      <style:text-properties officeooo:rsid="00154c01" officeooo:paragraph-rsid="00154c01"/>
    </style:style>
    <style:style style:name="P20" style:family="paragraph" style:parent-style-name="Text_20_body">
      <style:text-properties officeooo:paragraph-rsid="00154c01"/>
    </style:style>
    <style:style style:name="P21" style:family="paragraph" style:parent-style-name="Text_20_body" style:list-style-name="L6"/>
    <style:style style:name="T1" style:family="text">
      <style:text-properties officeooo:rsid="0013e00c"/>
    </style:style>
    <style:style style:name="T2" style:family="text">
      <style:text-properties officeooo:rsid="00154c01"/>
    </style:style>
    <style:style style:name="T3" style:family="text">
      <style:text-properties officeooo:rsid="001718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TML <text:span text:style-name="T1">Notes</text:span></text:p>
      <text:h text:style-name="P2" text:outline-level="1">Sitemaps and Wireframes</text:h>
      <text:h text:style-name="P3" text:outline-level="2">Sitemaps</text:h>
      <text:list xml:id="list602821582" text:style-name="L1">
        <text:list-item>
          <text:p text:style-name="P12">Top-down polanning tool</text:p>
          <text:list>
            <text:list-item>
              <text:p text:style-name="P12">site pages and relation to one another</text:p>
            </text:list-item>
          </text:list>
        </text:list-item>
      </text:list>
      <text:h text:style-name="P3" text:outline-level="2">Wireframes</text:h>
      <text:list xml:id="list2848230461" text:style-name="L2">
        <text:list-item>
          <text:p text:style-name="P13">Bluebrint of page</text:p>
          <text:list>
            <text:list-item>
              <text:p text:style-name="P13">Arrangement and design</text:p>
            </text:list-item>
          </text:list>
        </text:list-item>
      </text:list>
      <text:h text:style-name="P1" text:outline-level="1">Elements, Structures and Attributes</text:h>
      <text:h text:style-name="P3" text:outline-level="2">HTML Elements</text:h>
      <text:list xml:id="list1950416096" text:style-name="L3">
        <text:list-item>
          <text:p text:style-name="P5">&lt;html&gt;&lt;/html&gt;</text:p>
        </text:list-item>
        <text:list-item>
          <text:p text:style-name="P6">Building blocks</text:p>
        </text:list-item>
        <text:list-item>
          <text:p text:style-name="P14">ending;/&gt;</text:p>
        </text:list-item>
        <text:list-item>
          <text:p text:style-name="P14">Pair of tags or</text:p>
        </text:list-item>
        <text:list-item>
          <text:p text:style-name="P14">Empty Elements: &lt;hr /&gt;</text:p>
          <text:list>
            <text:list-item>
              <text:p text:style-name="P14">Single component</text:p>
            </text:list-item>
          </text:list>
        </text:list-item>
      </text:list>
      <text:h text:style-name="P3" text:outline-level="2">Document Structure</text:h>
      <text:list xml:id="list934070483" text:style-name="L4">
        <text:list-item>
          <text:p text:style-name="P15">Elements create/define structure</text:p>
        </text:list-item>
        <text:list-item>
          <text:p text:style-name="P15">Head</text:p>
          <text:list>
            <text:list-item>
              <text:p text:style-name="P15">Primarily title</text:p>
            </text:list-item>
            <text:list-item>
              <text:p text:style-name="P15">mostly not for displaying in browser</text:p>
            </text:list-item>
            <text:list-item>
              <text:p text:style-name="P15">meta-info, script sections, style declarations</text:p>
            </text:list-item>
          </text:list>
        </text:list-item>
        <text:list-item>
          <text:p text:style-name="P15">Body</text:p>
          <text:list>
            <text:list-item>
              <text:p text:style-name="P15">Part that is displayed to user</text:p>
            </text:list-item>
          </text:list>
        </text:list-item>
        <text:list-item>
          <text:p text:style-name="P16">DOCTYPE</text:p>
          <text:list>
            <text:list-item>
              <text:p text:style-name="P16">declares standard</text:p>
            </text:list-item>
          </text:list>
        </text:list-item>
      </text:list>
      <text:h text:style-name="P4" text:outline-level="2">Attributes</text:h>
      <text:list xml:id="list950089718" text:style-name="L5">
        <text:list-item>
          <text:p text:style-name="P18">Additional info added to opening tag</text:p>
        </text:list-item>
        <text:list-item>
          <text:p text:style-name="P7"><text:soft-page-break/>&lt;div id="ContentArea" style="color: red;"&gt;</text:p>
          <text:list>
            <text:list-item>
              <text:p text:style-name="P18">id attribute used to assign unique name</text:p>
            </text:list-item>
            <text:list-item>
              <text:p text:style-name="P18">Style attribute assigns css properties</text:p>
            </text:list-item>
          </text:list>
        </text:list-item>
      </text:list>
      <text:h text:style-name="Heading_20_1" text:outline-level="1">Formatting <text:span text:style-name="T2">Elements in HTML</text:span></text:h>
      <text:list xml:id="list4166180844" text:style-name="L6">
        <text:list-item>
          <text:p text:style-name="P21">Bold and Strong</text:p>
          <text:list>
            <text:list-item>
              <text:p text:style-name="P9">&lt;b&gt;Text goes here&lt;/b&gt;</text:p>
            </text:list-item>
            <text:list-item>
              <text:p text:style-name="P9">&lt;strong&gt;Text goes here&lt;/strong&gt;</text:p>
            </text:list-item>
          </text:list>
        </text:list-item>
      </text:list>
      <text:p text:style-name="Preformatted_20_Text"/>
      <text:list xml:id="list192518704842406" text:continue-numbering="true" text:style-name="L6">
        <text:list-item>
          <text:p text:style-name="P19">Italic and emphasis</text:p>
          <text:list>
            <text:list-item>
              <text:p text:style-name="P8">&lt;i&gt;Text goes here&lt;/i&gt;</text:p>
            </text:list-item>
            <text:list-item>
              <text:p text:style-name="P8">&lt;em&gt;Text goes here&lt;/em&gt;</text:p>
            </text:list-item>
          </text:list>
        </text:list-item>
        <text:list-item>
          <text:p text:style-name="P11">Supersctript and Subscript</text:p>
          <text:list>
            <text:list-item>
              <text:p text:style-name="P11">&lt;sup&gt;Text goes here&lt;/sup&gt;</text:p>
            </text:list-item>
            <text:list-item>
              <text:p text:style-name="P11">&lt;sub&gt;Text goes here&lt;/sub&gt;</text:p>
            </text:list-item>
          </text:list>
        </text:list-item>
        <text:list-item>
          <text:p text:style-name="P11">Inserted and deleted (ruled through and under)</text:p>
          <text:list>
            <text:list-item>
              <text:p text:style-name="P11">&lt;ins&gt;Text goes here&lt;/ins&gt;</text:p>
            </text:list-item>
            <text:list-item>
              <text:p text:style-name="P11">&lt;del&gt;Text goes here&lt;/del&gt;</text:p>
            </text:list-item>
          </text:list>
        </text:list-item>
        <text:list-item>
          <text:p text:style-name="P11">Marked(highlighted)</text:p>
          <text:list>
            <text:list-item>
              <text:p text:style-name="P11">&lt;mark&gt;Text goes here&lt;/mark&gt;</text:p>
            </text:list-item>
          </text:list>
        </text:list-item>
        <text:list-item>
          <text:p text:style-name="P11">Blockquote</text:p>
          <text:list>
            <text:list-item>
              <text:p text:style-name="P11">&lt;blockquote&gt; Quoted text here &lt;/blockquote&gt;</text:p>
            </text:list-item>
          </text:list>
        </text:list-item>
        <text:list-item>
          <text:p text:style-name="P11">Code</text:p>
          <text:list>
            <text:list-item>
              <text:p text:style-name="P11">&lt;code&gt;TExt here&lt;/code&gt;</text:p>
            </text:list-item>
          </text:list>
        </text:list-item>
        <text:list-item>
          <text:p text:style-name="P10"><text:span text:style-name="T3">HTML Comments</text:span></text:p>
          <text:list>
            <text:list-item>
              <text:p text:style-name="P10">&lt;!-- This is a comment and will not display --&gt;</text:p>
            </text:list-item>
          </text:list>
        </text:list-item>
      </text:list>
      <text:p text:style-name="P17"/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0:59:57.491777445</meta:creation-date>
    <dc:date>2020-11-27T19:25:17.417194816</dc:date>
    <meta:editing-duration>PT7H54M9S</meta:editing-duration>
    <meta:editing-cycles>1</meta:editing-cycles>
    <meta:document-statistic meta:table-count="0" meta:image-count="0" meta:object-count="0" meta:page-count="2" meta:paragraph-count="52" meta:word-count="208" meta:character-count="1220" meta:non-whitespace-character-count="1108"/>
    <meta:generator>LibreOffice/6.4.6.2$Linux_X86_64 LibreOffice_project/40$Build-2</meta:generator>
  </office:meta>
</office:document-meta>
</file>